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3.052cm" fo:min-width="1.532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2.31cm" fo:min-width="4.78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274cm" fo:min-width="4.78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3.584cm" fo:min-width="4.78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054cm" fo:min-width="4.7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9cm" fo:min-width="5.24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.368cm" fo:min-width="3.606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182cm" fo:min-width="1.024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4.736cm" fo:min-width="6.358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3.076cm" fo:min-width="6.35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3.418cm" fo:min-width="4.78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528cm" fo:min-width="3.60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9cm" fo:min-width="10.06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9cm" fo:min-width="6.53cm"/>
    </style:style>
    <style:style style:name="gr1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.132cm" fo:min-width="1.72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text-properties fo:color="#ff3333" fo:font-size="18pt" fo:font-weight="bold" style:font-size-asian="18pt" style:font-weight-asian="bold" style:font-size-complex="18pt" style:font-weight-complex="bold"/>
    </style:style>
    <style:style style:name="P5" style:family="paragraph">
      <style:paragraph-properties fo:line-height="150%" fo:text-align="center"/>
    </style:style>
    <style:style style:name="P6" style:family="paragraph">
      <style:paragraph-properties fo:line-height="150%" fo:text-align="star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style:style style:name="T2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000000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" style:family="text">
      <style:text-properties fo:color="#ff3333"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0000" fo:font-size="10pt" style:font-size-asian="10pt" style:font-size-complex="10pt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style:text-underline-style="none"/>
    </style:style>
    <style:style style:name="T12" style:family="text">
      <style:text-properties fo:color="#6666ff"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032cm" svg:height="3.302cm" svg:x="0.216cm" svg:y="1.686cm">
          <text:p text:style-name="P1">head</text:p>
          <text:p text:style-name="P1">data</text:p>
          <text:p text:style-name="P1">tail</text:p>
          <text:p text:style-name="P1">en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28cm" svg:height="12.56cm" svg:x="3.596cm" svg:y="0.3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8cm" svg:height="1.524cm" svg:x="3.596cm" svg:y="0.302cm">
          <text:p text:style-name="P1">headroom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28cm" svg:height="3.834cm" svg:x="3.596cm" svg:y="1.802cm">
          <text:p text:style-name="P1">DATA</text:p>
          <text:p text:style-name="P1"><text:span text:style-name="T1">1478 byt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28cm" svg:height="1.304cm" svg:x="3.596cm" svg:y="5.602cm">
          <text:p text:style-name="P1">tailroom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5.742cm" svg:height="1.589cm" svg:x="3.496cm" svg:y="7.02cm">
          <draw:text-box>
            <text:p><text:span text:style-name="T2">skb_shared_info</text:span></text:p>
            <text:list text:style-name="L1">
              <text:list-item>
                <text:p text:style-name="P3"><text:span text:style-name="T3">gso_size = 1460</text:span></text:p>
              </text:list-item>
            </text:list>
          </draw:text-box>
        </draw:frame>
        <draw:custom-shape draw:style-name="gr7" draw:text-style-name="P2" draw:layer="layout" svg:width="4.106cm" svg:height="2.618cm" svg:x="4.183cm" svg:y="8.63cm">
          <text:p text:style-name="P1">skb_frag_t</text:p>
          <text:list text:style-name="L1">
            <text:list-item>
              <text:p text:style-name="P3"><text:span text:style-name="T1">offset = 3384</text:span></text:p>
            </text:list-item>
            <text:list-item>
              <text:p text:style-name="P3"><text:span text:style-name="T1">size= 1496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524cm" svg:height="1.432cm" svg:x="9.752cm" svg:y="9.252cm">
          <text:p text:style-name="P1">page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858cm" svg:height="14.986cm" svg:x="14.77cm" svg:y="0.2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524cm" svg:height="1.432cm" svg:x="9.752cm" svg:y="10.652cm">
          <text:p text:style-name="P1">page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6.858cm" svg:height="3.326cm" svg:x="14.77cm" svg:y="1.03cm">
          <text:p text:style-name="P5"><text:span text:style-name="T4">xen_netif_tx_request</text:span></text:p>
          <text:list text:style-name="L1">
            <text:list-item>
              <text:p text:style-name="P6"><text:span text:style-name="T5">gref = 1802</text:span></text:p>
            </text:list-item>
            <text:list-item>
              <text:p text:style-name="P3"><text:span text:style-name="T5">offset = 2298</text:span></text:p>
            </text:list-item>
            <text:list-item>
              <text:p text:style-name="P3"><text:span text:style-name="T5">id = 10</text:span></text:p>
            </text:list-item>
            <text:list-item>
              <text:p text:style-name="P3"><text:span text:style-name="T5">size = 1478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6.858cm" svg:height="3.326cm" svg:x="14.77cm" svg:y="4.33cm">
          <text:p text:style-name="P5"><text:span text:style-name="T4">xen_netif_extra_info</text:span></text:p>
          <text:list text:style-name="L1">
            <text:list-item>
              <text:p text:style-name="P6"><text:span text:style-name="T6">type = </text:span></text:p>
              <text:p text:style-name="P3"><text:span text:style-name="T6"><text:s text:c="3"/></text:span><text:span text:style-name="T6">XEN_NETIF_EXTRA_TYPE_GSO</text:span></text:p>
            </text:list-item>
            <text:list-item>
              <text:p text:style-name="P3"><text:span text:style-name="T6">gso.size = 1460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6.858cm" svg:height="3.326cm" svg:x="14.77cm" svg:y="7.63cm">
          <text:p text:style-name="P5"><text:span text:style-name="T4">xen_netif_tx_request</text:span></text:p>
          <text:list text:style-name="L1">
            <text:list-item>
              <text:p text:style-name="P6"><text:span text:style-name="T5">gref = 1801</text:span></text:p>
            </text:list-item>
            <text:list-item>
              <text:p text:style-name="P3"><text:span text:style-name="T5">offset = 3384</text:span></text:p>
            </text:list-item>
            <text:list-item>
              <text:p text:style-name="P3"><text:span text:style-name="T5">id = 9</text:span></text:p>
            </text:list-item>
            <text:list-item>
              <text:p text:style-name="P3"><text:span text:style-name="T5">size = 712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6.858cm" svg:height="3.326cm" svg:x="14.77cm" svg:y="10.93cm">
          <text:p text:style-name="P5"><text:span text:style-name="T4">xen_netif_tx_request</text:span></text:p>
          <text:list text:style-name="L1">
            <text:list-item>
              <text:p text:style-name="P6"><text:span text:style-name="T5">gref = 1800</text:span></text:p>
            </text:list-item>
            <text:list-item>
              <text:p text:style-name="P3"><text:span text:style-name="T5">offset = 0</text:span></text:p>
            </text:list-item>
            <text:list-item>
              <text:p text:style-name="P3"><text:span text:style-name="T5">id = 8</text:span></text:p>
            </text:list-item>
            <text:list-item>
              <text:p text:style-name="P3"><text:span text:style-name="T5">size = 784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1.848cm" svg:height="0.962cm" svg:x="17.056cm" svg:y="-0.038cm">
          <draw:text-box>
            <text:p>… ...</text:p>
          </draw:text-box>
        </draw:frame>
        <draw:frame draw:style-name="gr11" draw:text-style-name="P7" draw:layer="layout" svg:width="1.848cm" svg:height="0.962cm" svg:x="17.056cm" svg:y="13.962cm">
          <draw:text-box>
            <text:p>… ...</text:p>
          </draw:text-box>
        </draw:frame>
        <draw:frame draw:style-name="gr12" draw:text-style-name="P7" draw:layer="layout" svg:width="3.66cm" svg:height="0.962cm" svg:x="16.278cm" svg:y="15.202cm">
          <draw:text-box>
            <text:p>Ring Buffer</text:p>
          </draw:text-box>
        </draw:frame>
        <draw:custom-shape draw:style-name="gr1" draw:text-style-name="P2" draw:layer="layout" svg:width="2.032cm" svg:height="3.302cm" svg:x="33.216cm" svg:y="1.686cm">
          <text:p text:style-name="P1">head</text:p>
          <text:p text:style-name="P1">data</text:p>
          <text:p text:style-name="P1">tail</text:p>
          <text:p text:style-name="P1">end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5.28cm" svg:height="13.668cm" svg:x="26.496cm" svg:y="0.3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8cm" svg:height="1.524cm" svg:x="26.496cm" svg:y="0.302cm">
          <text:p text:style-name="P1">headroom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28cm" svg:height="3.834cm" svg:x="26.496cm" svg:y="1.802cm">
          <text:p text:style-name="P1">DATA</text:p>
          <text:p text:style-name="P1"><text:span text:style-name="T5">GNTTABOP_copy</text:span></text:p>
          <text:p text:style-name="P1"><text:span text:style-name="T7">128 byt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28cm" svg:height="1.304cm" svg:x="26.496cm" svg:y="5.602cm">
          <text:p text:style-name="P1">tailroom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5.742cm" svg:height="1.589cm" svg:x="26.396cm" svg:y="7.02cm">
          <draw:text-box>
            <text:p><text:span text:style-name="T2">skb_shared_info</text:span></text:p>
            <text:list text:style-name="L1">
              <text:list-item>
                <text:p text:style-name="P3"><text:span text:style-name="T3">gso_size = 1460</text:span></text:p>
              </text:list-item>
            </text:list>
          </draw:text-box>
        </draw:frame>
        <draw:custom-shape draw:style-name="gr14" draw:text-style-name="P8" draw:layer="layout" svg:width="4.106cm" svg:height="1.778cm" svg:x="27.198cm" svg:y="8.574cm">
          <text:p text:style-name="P1"><text:span text:style-name="T8">skb_frag_t</text:span></text:p>
          <text:p text:style-name="P1"><text:span text:style-name="T9">GNTTABOP_map</text:span></text:p>
          <text:p text:style-name="P1"><text:span text:style-name="T9">1350 bytes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6cm" svg:height="1.778cm" svg:x="27.198cm" svg:y="10.374cm">
          <text:p text:style-name="P1"><text:span text:style-name="T8">skb_frag_t</text:span></text:p>
          <text:p text:style-name="P1"><text:span text:style-name="T9">GNTTABOP_map</text:span></text:p>
          <text:p text:style-name="P1"><text:span text:style-name="T9">712 bytes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6cm" svg:height="1.778cm" svg:x="27.198cm" svg:y="12.074cm">
          <text:p text:style-name="P1"><text:span text:style-name="T8">skb_frag_t</text:span></text:p>
          <text:p text:style-name="P1"><text:span text:style-name="T9">GNTTABOP_map</text:span></text:p>
          <text:p text:style-name="P1"><text:span text:style-name="T9">784 byt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524cm" svg:height="1.432cm" svg:x="32.852cm" svg:y="8.552cm">
          <text:p text:style-name="P1">pag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524cm" svg:height="1.432cm" svg:x="32.852cm" svg:y="10.452cm">
          <text:p text:style-name="P1">pag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524cm" svg:height="1.432cm" svg:x="32.852cm" svg:y="12.352cm">
          <text:p text:style-name="P1">page</text:p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10.988cm" svg:height="1.749cm" svg:x="1.115cm" svg:y="13.491cm">
          <draw:text-box>
            <text:p><text:span text:style-name="T10">xen-netfront</text:span></text:p>
            <text:p><text:span text:style-name="T11">.ndo_start_xmit = </text:span><text:span text:style-name="T12">xennet_start_xmit</text:span></text:p>
          </draw:text-box>
        </draw:frame>
        <draw:frame draw:style-name="gr16" draw:text-style-name="P7" draw:layer="layout" svg:width="7.36cm" svg:height="1.749cm" svg:x="24.892cm" svg:y="13.97cm">
          <draw:text-box>
            <text:p><text:span text:style-name="T10">xen-netback</text:span></text:p>
            <text:p><text:span text:style-name="T11">napi→poll = </text:span><text:span text:style-name="T12">xenvif_poll</text:span></text:p>
          </draw:text-box>
        </draw:frame>
        <draw:line draw:style-name="gr17" draw:text-style-name="P9" draw:layer="layout" svg:x1="2.032cm" svg:y1="2.286cm" svg:x2="3.596cm" svg:y2="0.302cm">
          <text:p/>
        </draw:line>
        <draw:line draw:style-name="gr17" draw:text-style-name="P9" draw:layer="layout" svg:x1="2.032cm" svg:y1="2.794cm" svg:x2="3.81cm" svg:y2="1.826cm">
          <text:p/>
        </draw:line>
        <draw:line draw:style-name="gr17" draw:text-style-name="P9" draw:layer="layout" svg:x1="2.032cm" svg:y1="3.556cm" svg:x2="3.596cm" svg:y2="5.636cm">
          <text:p/>
        </draw:line>
        <draw:line draw:style-name="gr17" draw:text-style-name="P9" draw:layer="layout" svg:x1="2.032cm" svg:y1="4.572cm" svg:x2="3.596cm" svg:y2="7.02cm">
          <text:p/>
        </draw:line>
        <draw:line draw:style-name="gr17" draw:text-style-name="P9" draw:layer="layout" svg:x1="8.289cm" svg:y1="9.144cm" svg:x2="9.752cm" svg:y2="9.252cm">
          <text:p/>
        </draw:line>
        <draw:line draw:style-name="gr17" draw:text-style-name="P9" draw:layer="layout" svg:x1="33.528cm" svg:y1="2.286cm" svg:x2="31.776cm" svg:y2="0.302cm">
          <text:p/>
        </draw:line>
        <draw:line draw:style-name="gr17" draw:text-style-name="P9" draw:layer="layout" svg:x1="33.528cm" svg:y1="3.048cm" svg:x2="31.776cm" svg:y2="1.826cm">
          <text:p/>
        </draw:line>
        <draw:line draw:style-name="gr17" draw:text-style-name="P9" draw:layer="layout" svg:x1="33.782cm" svg:y1="3.81cm" svg:x2="31.776cm" svg:y2="5.636cm">
          <text:p/>
        </draw:line>
        <draw:line draw:style-name="gr17" draw:text-style-name="P9" draw:layer="layout" svg:x1="33.528cm" svg:y1="4.572cm" svg:x2="31.776cm" svg:y2="6.906cm">
          <text:p/>
        </draw:line>
        <draw:line draw:style-name="gr17" draw:text-style-name="P9" draw:layer="layout" svg:x1="31.304cm" svg:y1="8.89cm" svg:x2="32.852cm" svg:y2="8.552cm">
          <text:p/>
        </draw:line>
        <draw:line draw:style-name="gr17" draw:text-style-name="P9" draw:layer="layout" svg:x1="31.304cm" svg:y1="10.922cm" svg:x2="32.852cm" svg:y2="10.452cm">
          <text:p/>
        </draw:line>
        <draw:line draw:style-name="gr17" draw:text-style-name="P9" draw:layer="layout" svg:x1="31.304cm" svg:y1="12.446cm" svg:x2="32.852cm" svg:y2="12.352cm">
          <text:p/>
        </draw:line>
        <draw:custom-shape draw:style-name="gr18" draw:text-style-name="P1" draw:layer="layout" svg:width="2.54cm" svg:height="0.762cm" svg:x="11.984cm" svg:y="14.2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2.54cm" svg:height="0.762cm" svg:x="22.285cm" svg:y="14.2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7" draw:layer="layout" svg:width="1.488cm" svg:height="0.962cm" svg:x="0.508cm" svg:y="0.508cm">
          <draw:text-box>
            <text:p>skb</text:p>
          </draw:text-box>
        </draw:frame>
        <draw:frame draw:style-name="gr19" draw:text-style-name="P7" draw:layer="layout" svg:width="1.488cm" svg:height="0.962cm" svg:x="33.508cm" svg:y="0.508cm">
          <draw:text-box>
            <text:p>skb</text:p>
          </draw:text-box>
        </draw:frame>
        <draw:frame draw:style-name="gr20" draw:text-style-name="P7" draw:layer="layout" svg:width="2.335cm" svg:height="0.962cm" svg:x="21.795cm" svg:y="1.016cm">
          <draw:text-box>
            <text:p>PROD</text:p>
          </draw:text-box>
        </draw:frame>
        <draw:frame draw:style-name="gr20" draw:text-style-name="P7" draw:layer="layout" svg:width="2.335cm" svg:height="0.962cm" svg:x="21.795cm" svg:y="13.208cm">
          <draw:text-box>
            <text:p>CONS</text:p>
          </draw:text-box>
        </draw:frame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7-02-28T14:50:52.760624618</dc:date>
    <meta:editing-duration>PT3H37M11S</meta:editing-duration>
    <meta:editing-cycles>294</meta:editing-cycles>
    <meta:generator>LibreOffice/5.1.4.2$Linux_X86_64 LibreOffice_project/10m0$Build-2</meta:generator>
    <meta:document-statistic meta:object-count="72"/>
  </office:meta>
</office:document-meta>
</file>